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Bookman Old Style" svg:font-family="'Bookman Old Style', 'Bookman Old Sty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2327in"/>
    </style:style>
    <style:style style:name="co16" style:family="table-column">
      <style:table-column-properties fo:break-before="auto" style:column-width="1.5866in"/>
    </style:style>
    <style:style style:name="co17" style:family="table-column">
      <style:table-column-properties fo:break-before="auto" style:column-width="2.1335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1.597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1.2756in"/>
    </style:style>
    <style:style style:name="co20" style:family="table-column">
      <style:table-column-properties fo:break-before="auto" style:column-width="1.9937in"/>
    </style:style>
    <style:style style:name="co21" style:family="table-column">
      <style:table-column-properties fo:break-before="auto" style:column-width="1.211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5654in"/>
    </style:style>
    <style:style style:name="co24" style:family="table-column">
      <style:table-column-properties fo:break-before="auto" style:column-width="1.3398in"/>
    </style:style>
    <style:style style:name="co25" style:family="table-column">
      <style:table-column-properties fo:break-before="auto" style:column-width="2.0638in"/>
    </style:style>
    <style:style style:name="co26" style:family="table-column">
      <style:table-column-properties fo:break-before="auto" style:column-width="2.1043in"/>
    </style:style>
    <style:style style:name="co27" style:family="table-column">
      <style:table-column-properties fo:break-before="auto" style:column-width="1.4201in"/>
    </style:style>
    <style:style style:name="co28" style:family="table-column">
      <style:table-column-properties fo:break-before="auto" style:column-width="0.1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fo:border="0.06pt solid #000000"/>
    </style: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3">
      <style:table-cell-properties fo:background-color="#ffff00"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in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00" fo:border="0.06pt solid #000000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2">
      <style:table-cell-properties fo:border="0.06pt solid #000000"/>
    </style:style>
    <style:style style:name="ce41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Bookman Old Style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Bookman Old Style" style:font-size-asian="12pt" style:language-asian="en" style:country-asian="US" style:font-style-asian="normal" style:font-weight-asian="bold" style:font-name-complex="Bookman Old Style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Bookman Old Style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Bookman Old Style" style:font-size-asian="12pt" style:language-asian="en" style:country-asian="US" style:font-style-asian="normal" style:font-weight-asian="normal" style:font-name-complex="Bookman Old Style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1984in" svg:height="2.9236in" svg:x="7.7504in" svg:y="0.3551in">
            <draw:object draw:notify-on-update-of-ranges="Sheet1.C2:Sheet1.C9 Sheet1.D2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6" office:value-type="string" calcext:value-type="string" table:number-columns-spanned="2" table:number-rows-spanned="1">
            <text:p>HITUNG JARAK(DENGAN ED)</text:p>
          </table:table-cell>
          <table:covered-table-cell/>
        </table:table-row>
        <table:table-row table:style-name="ro1">
          <table:table-cell office:value-type="string" calcext:value-type="string">
            <text:p>ITERASI 1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SQRT(([.C3]-[.$C$11])^2+([.D3]-[.$D$11])^2)" office:value-type="float" office:value="1.4142135623731" calcext:value-type="float">
            <text:p>1.414213562373</text:p>
          </table:table-cell>
          <table:table-cell table:style-name="ce5" table:formula="of:=SQRT(([.C3]-[.$C$12])^2+([.D3]-[.$D$12])^2)" office:value-type="float" office:value="4.12310562561766" calcext:value-type="float">
            <text:p>4.123105625618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style-name="ce4" table:formula="of:=SQRT(([.C4]-[.$C$11])^2+([.D4]-[.$D$11])^2)" office:value-type="float" office:value="1.80277563773199" calcext:value-type="float">
            <text:p>1.802775637732</text:p>
          </table:table-cell>
          <table:table-cell table:style-name="ce5" table:formula="of:=SQRT(([.C4]-[.$C$12])^2+([.D4]-[.$D$12])^2)" office:value-type="float" office:value="4.27200187265877" calcext:value-type="float">
            <text:p>4.272001872659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style-name="ce5" table:formula="of:=SQRT(([.C5]-[.$C$11])^2+([.D5]-[.$D$11])^2)" office:value-type="float" office:value="2.06155281280883" calcext:value-type="float">
            <text:p>2.061552812809</text:p>
          </table:table-cell>
          <table:table-cell table:style-name="ce4" table:formula="of:=SQRT(([.C5]-[.$C$12])^2+([.D5]-[.$D$12])^2)" office:value-type="float" office:value="1.1180339887499" calcext:value-type="float">
            <text:p>1.118033988750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float" office:value="6.5" calcext:value-type="float">
            <text:p>6.5</text:p>
          </table:table-cell>
          <table:table-cell office:value-type="float" office:value="2.2" calcext:value-type="float">
            <text:p>2.2</text:p>
          </table:table-cell>
          <table:table-cell table:style-name="ce5" table:formula="of:=SQRT(([.C6]-[.$C$11])^2+([.D6]-[.$D$11])^2)" office:value-type="float" office:value="3.93573373083088" calcext:value-type="float">
            <text:p>3.935733730831</text:p>
          </table:table-cell>
          <table:table-cell table:style-name="ce4" table:formula="of:=SQRT(([.C6]-[.$C$12])^2+([.D6]-[.$D$12])^2)" office:value-type="float" office:value="1.86815416922694" calcext:value-type="float">
            <text:p>1.868154169227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style-name="ce5" table:formula="of:=SQRT(([.C7]-[.$C$11])^2+([.D7]-[.$D$11])^2)" office:value-type="float" office:value="4.06078810084939" calcext:value-type="float">
            <text:p>4.060788100849</text:p>
          </table:table-cell>
          <table:table-cell table:style-name="ce4" table:formula="of:=SQRT(([.C7]-[.$C$12])^2+([.D7]-[.$D$12])^2)" office:value-type="float" office:value="1.22065556157337" calcext:value-type="float">
            <text:p>1.220655561573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table:style-name="ce4" table:formula="of:=SQRT(([.C8]-[.$C$11])^2+([.D8]-[.$D$11])^2)" office:value-type="float" office:value="0.94339811320566" calcext:value-type="float">
            <text:p>0.943398113206</text:p>
          </table:table-cell>
          <table:table-cell table:style-name="ce5" table:formula="of:=SQRT(([.C8]-[.$C$12])^2+([.D8]-[.$D$12])^2)" office:value-type="float" office:value="2.62488094968134" calcext:value-type="float">
            <text:p>2.624880949681</text:p>
          </table:table-cell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style-name="ce4" table:formula="of:=SQRT(([.C9]-[.$C$11])^2+([.D9]-[.$D$11])^2)" office:value-type="float" office:value="1.1180339887499" calcext:value-type="float">
            <text:p>1.118033988750</text:p>
          </table:table-cell>
          <table:table-cell table:style-name="ce5" table:formula="of:=SQRT(([.C9]-[.$C$12])^2+([.D9]-[.$D$12])^2)" office:value-type="float" office:value="2.06155281280883" calcext:value-type="float">
            <text:p>2.0615528128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MUA <text:s/>DATA D1-D7 DIHITUNG DENGAN C1 &amp; C2, LALU DI AMBIL YANG PALING KECI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1 YANG BARU</text:p>
          </table:table-cell>
          <table:table-cell table:formula="of:=([.C3]+[.C4]+[.C8]+[.C9])/4" office:value-type="float" office:value="2.875" calcext:value-type="float">
            <text:p>2.875</text:p>
          </table:table-cell>
          <table:table-cell table:formula="of:=SUM([.D3];[.D4];[.D8];[.D9])/4" office:value-type="float" office:value="4.95" calcext:value-type="float">
            <text:p>4.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2 YANG BARU</text:p>
          </table:table-cell>
          <table:table-cell table:formula="of:=SUM([.C5];[.C6];[.C7])/3" office:value-type="float" office:value="6.16666666666667" calcext:value-type="float">
            <text:p>6.16666666666667</text:p>
          </table:table-cell>
          <table:table-cell table:formula="of:=SUM([.D5];[.D6];[.D7])/3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ITERASI 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SQRT(([.C25]-[.$C$33])^2+([.D25]-[.$D$33])^2)" office:value-type="float" office:value="0.876427407147905" calcext:value-type="float">
            <text:p>0.876427407148</text:p>
          </table:table-cell>
          <table:table-cell table:style-name="ce6" table:formula="of:=SQRT(([.C25]-[.$C$34])^2+([.D25]-[.$D$34])^2)" office:value-type="float" office:value="4.62180820795402" calcext:value-type="float">
            <text:p>4.621808207954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style-name="ce4" table:formula="of:=SQRT(([.C26]-[.$C$33])^2+([.D26]-[.$D$33])^2)" office:value-type="float" office:value="1.03350133042972" calcext:value-type="float">
            <text:p>1.033501330430</text:p>
          </table:table-cell>
          <table:table-cell table:style-name="ce6" table:formula="of:=SQRT(([.C26]-[.$C$34])^2+([.D26]-[.$D$34])^2)" office:value-type="float" office:value="4.85912657903775" calcext:value-type="float">
            <text:p>4.859126579038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style-name="ce6" table:formula="of:=SQRT(([.C27]-[.$C$33])^2+([.D27]-[.$D$33])^2)" office:value-type="float" office:value="2.57257167052737" calcext:value-type="float">
            <text:p>2.572571670527</text:p>
          </table:table-cell>
          <table:table-cell table:style-name="ce4" table:formula="of:=SQRT(([.C27]-[.$C$34])^2+([.D27]-[.$D$34])^2)" office:value-type="float" office:value="1.26929551764399" calcext:value-type="float">
            <text:p>1.269295517644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float" office:value="6.5" calcext:value-type="float">
            <text:p>6.5</text:p>
          </table:table-cell>
          <table:table-cell office:value-type="float" office:value="2.2" calcext:value-type="float">
            <text:p>2.2</text:p>
          </table:table-cell>
          <table:table-cell table:style-name="ce6" table:formula="of:=SQRT(([.C28]-[.$C$33])^2+([.D28]-[.$D$33])^2)" office:value-type="float" office:value="4.55006868080032" calcext:value-type="float">
            <text:p>4.550068680800</text:p>
          </table:table-cell>
          <table:table-cell table:style-name="ce4" table:formula="of:=SQRT(([.C28]-[.$C$34])^2+([.D28]-[.$D$34])^2)" office:value-type="float" office:value="0.866666666666666" calcext:value-type="float">
            <text:p>0.866666666667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style-name="ce6" table:formula="of:=SQRT(([.C29]-[.$C$33])^2+([.D29]-[.$D$33])^2)" office:value-type="float" office:value="4.44276096588597" calcext:value-type="float">
            <text:p>4.442760965886</text:p>
          </table:table-cell>
          <table:table-cell table:style-name="ce4" table:formula="of:=SQRT(([.C29]-[.$C$34])^2+([.D29]-[.$D$34])^2)" office:value-type="float" office:value="0.885688683705761" calcext:value-type="float">
            <text:p>0.885688683706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table:style-name="ce4" table:formula="of:=SQRT(([.C30]-[.$C$33])^2+([.D30]-[.$D$33])^2)" office:value-type="float" office:value="0.642748006609122" calcext:value-type="float">
            <text:p>0.642748006609</text:p>
          </table:table-cell>
          <table:table-cell table:style-name="ce6" table:formula="of:=SQRT(([.C30]-[.$C$34])^2+([.D30]-[.$D$34])^2)" office:value-type="float" office:value="3.21731426987031" calcext:value-type="float">
            <text:p>3.217314269870</text:p>
          </table:table-cell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style-name="ce4" table:formula="of:=SQRT(([.C31]-[.$C$33])^2+([.D31]-[.$D$33])^2)" office:value-type="float" office:value="1.21166208160526" calcext:value-type="float">
            <text:p>1.211662081605</text:p>
          </table:table-cell>
          <table:table-cell table:style-name="ce6" table:formula="of:=SQRT(([.C31]-[.$C$34])^2+([.D31]-[.$D$34])^2)" office:value-type="float" office:value="2.63523138347365" calcext:value-type="float">
            <text:p>2.6352313834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1" table:formula="of:=[.C16]" office:value-type="float" office:value="2.875" calcext:value-type="float">
            <text:p>2.88</text:p>
          </table:table-cell>
          <table:table-cell table:formula="of:=[.D16]" office:value-type="float" office:value="4.95" calcext:value-type="float">
            <text:p>4.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style-name="ce2" table:formula="of:=[.C17]" office:value-type="float" office:value="6.16666666666667" calcext:value-type="float">
            <text:p>6.16666666666667</text:p>
          </table:table-cell>
          <table:table-cell table:formula="of:=[.D1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MUA <text:s/>DATA D1-D7 DIHITUNG DENGAN C1 &amp; C2, LALU DI AMBIL YANG PALING KECIL</text:p>
          </table:table-cell>
          <table:table-cell table:number-columns-repeated="4"/>
        </table:table-row>
      </table:table>
      <table:table table:name="PERMEN" table:style-name="ta1">
        <table:shapes>
          <draw:frame draw:z-index="0" draw:style-name="gr1" draw:text-style-name="P1" svg:width="5.4217in" svg:height="3.0496in" svg:x="7.961in" svg:y="0.4181in">
            <draw:object draw:notify-on-update-of-ranges="PERMEN.C2:PERMEN.C7 PERMEN.D2:PERMEN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33"/>
        <table:table-column table:style-name="co8" table:default-cell-style-name="ce33"/>
        <table:table-column table:style-name="co13" table:default-cell-style-name="ce33"/>
        <table:table-column table:style-name="co14" table:default-cell-style-name="Default"/>
        <table:table-column table:style-name="co20" table:default-cell-style-name="Default"/>
        <table:table-row table:style-name="ro1">
          <table:table-cell/>
          <table:table-cell table:style-name="Default" table:number-columns-repeated="3"/>
          <table:table-cell table:style-name="ce26" office:value-type="string" calcext:value-type="string" table:number-columns-spanned="2" table:number-rows-spanned="1">
            <text:p>HITUNG JARAK (MENGGUNAKAN ED)</text:p>
          </table:table-cell>
          <table:covered-table-cell/>
        </table:table-row>
        <table:table-row table:style-name="ro1">
          <table:table-cell table:style-name="ce26" office:value-type="string" calcext:value-type="string" table:number-columns-spanned="1" table:number-rows-spanned="13">
            <text:p>ITERASI 1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 (HARGA)</text:p>
          </table:table-cell>
          <table:table-cell office:value-type="string" calcext:value-type="string">
            <text:p>Y (QUANTITY)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</table:table-row>
        <table:table-row table:style-name="ro1">
          <table:covered-table-cell/>
          <table:table-cell office:value-type="string" calcext:value-type="string">
            <text:p>KISS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style-name="ce33" table:formula="of:=SQRT(([.C3]-[.$C$9])^2+([.D3]-[.$D$9])^2)" office:value-type="float" office:value="22.6274169979695" calcext:value-type="float">
            <text:p>22.6274169979695</text:p>
          </table:table-cell>
          <table:table-cell table:style-name="ce35" table:formula="of:=SQRT(([.C3]-[.$C$10])^2+([.D3]-[.$D$10])^2)" office:value-type="float" office:value="1.4142135623731" calcext:value-type="float">
            <text:p>1.4142135623731</text:p>
          </table:table-cell>
        </table:table-row>
        <table:table-row table:style-name="ro1">
          <table:covered-table-cell/>
          <table:table-cell office:value-type="string" calcext:value-type="string">
            <text:p>KOPIKO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35" table:formula="of:=SQRT(([.C4]-[.$C$9])^2+([.D4]-[.$D$9])^2)" office:value-type="float" office:value="7.07106781186548" calcext:value-type="float">
            <text:p>7.07106781186548</text:p>
          </table:table-cell>
          <table:table-cell table:style-name="ce33" table:formula="of:=SQRT(([.C4]-[.$C$10])^2+([.D4]-[.$D$10])^2)" office:value-type="float" office:value="23.3238075793812" calcext:value-type="float">
            <text:p>23.3238075793812</text:p>
          </table:table-cell>
        </table:table-row>
        <table:table-row table:style-name="ro1">
          <table:covered-table-cell/>
          <table:table-cell office:value-type="string" calcext:value-type="string">
            <text:p>FROZZ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35" table:formula="of:=SQRT(([.C5]-[.$C$9])^2+([.D5]-[.$D$9])^2)" office:value-type="float" office:value="20.6155281280883" calcext:value-type="float">
            <text:p>20.6155281280883</text:p>
          </table:table-cell>
          <table:table-cell table:style-name="ce33" table:formula="of:=SQRT(([.C5]-[.$C$10])^2+([.D5]-[.$D$10])^2)" office:value-type="float" office:value="41.3400532171888" calcext:value-type="float">
            <text:p>41.3400532171888</text:p>
          </table:table-cell>
        </table:table-row>
        <table:table-row table:style-name="ro1">
          <table:covered-table-cell/>
          <table:table-cell office:value-type="string" calcext:value-type="string">
            <text:p>HEXOZ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ce33" table:formula="of:=SQRT(([.C6]-[.$C$9])^2+([.D6]-[.$D$9])^2)" office:value-type="float" office:value="24.6981780704569" calcext:value-type="float">
            <text:p>24.6981780704569</text:p>
          </table:table-cell>
          <table:table-cell table:style-name="ce35" table:formula="of:=SQRT(([.C6]-[.$C$10])^2+([.D6]-[.$D$10])^2)" office:value-type="float" office:value="4.47213595499958" calcext:value-type="float">
            <text:p>4.47213595499958</text:p>
          </table:table-cell>
        </table:table-row>
        <table:table-row table:style-name="ro1">
          <table:covered-table-cell/>
          <table:table-cell office:value-type="string" calcext:value-type="string">
            <text:p>RELAXA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style-name="ce33" table:formula="of:=SQRT(([.C7]-[.$C$9])^2+([.D7]-[.$D$9])^2)" office:value-type="float" office:value="26.8700576850888" calcext:value-type="float">
            <text:p>26.8700576850888</text:p>
          </table:table-cell>
          <table:table-cell table:style-name="ce35" table:formula="of:=SQRT(([.C7]-[.$C$10])^2+([.D7]-[.$D$10])^2)" office:value-type="float" office:value="4.47213595499958" calcext:value-type="float">
            <text:p>4.47213595499958</text:p>
          </table:table-cell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opiko, Frozz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ss, Hexoz, Relaxa</text:p>
          </table:table-cell>
          <table:table-cell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 BARU</text:p>
          </table:table-cell>
          <table:table-cell table:formula="of:=([.C4]+[.C5])/2" office:value-type="float" office:value="17.5" calcext:value-type="float">
            <text:p>17.5</text:p>
          </table:table-cell>
          <table:table-cell table:formula="of:=([.D4]+[.D5])/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2 BARU</text:p>
          </table:table-cell>
          <table:table-cell table:formula="of:=SUM([.C3];[.C6];[.C7])/3" office:value-type="float" office:value="46" calcext:value-type="float">
            <text:p>46</text:p>
          </table:table-cell>
          <table:table-cell table:formula="of:=SUM([.D3];[.D6];[.D7])/3" office:value-type="float" office:value="21.3333333333333" calcext:value-type="float">
            <text:p>21.333333333333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26" table:number-columns-spanned="2" table:number-rows-spanned="1"/>
          <table:covered-table-cell/>
        </table:table-row>
        <table:table-row table:style-name="ro1">
          <table:table-cell table:style-name="ce26" office:value-type="string" calcext:value-type="string" table:number-columns-spanned="1" table:number-rows-spanned="10">
            <text:p>ITERASI 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 (HARGA)</text:p>
          </table:table-cell>
          <table:table-cell office:value-type="string" calcext:value-type="string">
            <text:p>Y (QUANTITY)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</table:table-row>
        <table:table-row table:style-name="ro1">
          <table:covered-table-cell/>
          <table:table-cell office:value-type="string" calcext:value-type="string">
            <text:p>KISS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style-name="ce33" table:formula="of:=SQRT(([.C18]-[.$C$9])^2+([.D18]-[.$D$9])^2)" office:value-type="float" office:value="22.6274169979695" calcext:value-type="float">
            <text:p>22.6274169979695</text:p>
          </table:table-cell>
          <table:table-cell table:style-name="ce35" table:formula="of:=SQRT(([.C18]-[.$C$10])^2+([.D18]-[.$D$10])^2)" office:value-type="float" office:value="1.4142135623731" calcext:value-type="float">
            <text:p>1.4142135623731</text:p>
          </table:table-cell>
        </table:table-row>
        <table:table-row table:style-name="ro1">
          <table:covered-table-cell/>
          <table:table-cell office:value-type="string" calcext:value-type="string">
            <text:p>KOPIKO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35" table:formula="of:=SQRT(([.C19]-[.$C$9])^2+([.D19]-[.$D$9])^2)" office:value-type="float" office:value="7.07106781186548" calcext:value-type="float">
            <text:p>7.07106781186548</text:p>
          </table:table-cell>
          <table:table-cell table:style-name="ce33" table:formula="of:=SQRT(([.C19]-[.$C$10])^2+([.D19]-[.$D$10])^2)" office:value-type="float" office:value="23.3238075793812" calcext:value-type="float">
            <text:p>23.3238075793812</text:p>
          </table:table-cell>
        </table:table-row>
        <table:table-row table:style-name="ro1">
          <table:covered-table-cell/>
          <table:table-cell office:value-type="string" calcext:value-type="string">
            <text:p>FROZZ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35" table:formula="of:=SQRT(([.C20]-[.$C$9])^2+([.D20]-[.$D$9])^2)" office:value-type="float" office:value="20.6155281280883" calcext:value-type="float">
            <text:p>20.6155281280883</text:p>
          </table:table-cell>
          <table:table-cell table:style-name="ce33" table:formula="of:=SQRT(([.C20]-[.$C$10])^2+([.D20]-[.$D$10])^2)" office:value-type="float" office:value="41.3400532171888" calcext:value-type="float">
            <text:p>41.3400532171888</text:p>
          </table:table-cell>
        </table:table-row>
        <table:table-row table:style-name="ro1">
          <table:covered-table-cell/>
          <table:table-cell office:value-type="string" calcext:value-type="string">
            <text:p>HEXOZ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ce33" table:formula="of:=SQRT(([.C21]-[.$C$9])^2+([.D21]-[.$D$9])^2)" office:value-type="float" office:value="24.6981780704569" calcext:value-type="float">
            <text:p>24.6981780704569</text:p>
          </table:table-cell>
          <table:table-cell table:style-name="ce35" table:formula="of:=SQRT(([.C21]-[.$C$10])^2+([.D21]-[.$D$10])^2)" office:value-type="float" office:value="4.47213595499958" calcext:value-type="float">
            <text:p>4.47213595499958</text:p>
          </table:table-cell>
        </table:table-row>
        <table:table-row table:style-name="ro1">
          <table:covered-table-cell/>
          <table:table-cell office:value-type="string" calcext:value-type="string">
            <text:p>RELAXA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style-name="ce33" table:formula="of:=SQRT(([.C22]-[.$C$9])^2+([.D22]-[.$D$9])^2)" office:value-type="float" office:value="26.8700576850888" calcext:value-type="float">
            <text:p>26.8700576850888</text:p>
          </table:table-cell>
          <table:table-cell table:style-name="ce35" table:formula="of:=SQRT(([.C22]-[.$C$10])^2+([.D22]-[.$D$10])^2)" office:value-type="float" office:value="4.47213595499958" calcext:value-type="float">
            <text:p>4.47213595499958</text:p>
          </table:table-cell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 (Hasil I=1)</text:p>
          </table:table-cell>
          <table:table-cell table:formula="of:=([.C19]+[.C20])/2" office:value-type="float" office:value="17.5" calcext:value-type="float">
            <text:p>17.5</text:p>
          </table:table-cell>
          <table:table-cell table:formula="of:=([.D19]+[.D20])/2" office:value-type="float" office:value="40" calcext:value-type="float">
            <text:p>40</text:p>
          </table:table-cell>
          <table:table-cell office:value-type="string" calcext:value-type="string">
            <text:p>Kopiko, Frozz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2 (Hasil I=1)</text:p>
          </table:table-cell>
          <table:table-cell table:formula="of:=SUM([.C18];[.C21];[.C22])/3" office:value-type="float" office:value="46" calcext:value-type="float">
            <text:p>46</text:p>
          </table:table-cell>
          <table:table-cell table:formula="of:=SUM([.D3];[.D6];[.D7])/3" office:value-type="float" office:value="21.3333333333333" calcext:value-type="float">
            <text:p>21.3333333333333</text:p>
          </table:table-cell>
          <table:table-cell office:value-type="string" calcext:value-type="string">
            <text:p>Kiss, Hexoz, Relaxa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 table:number-columns-spanned="5" table:number-rows-spanned="2">
            <text:p>I=1 DAN I=2 HASIL SAMA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2"/>
        </table:table-row>
      </table:table>
      <table:table table:name="Minuman" table:style-name="ta1">
        <table:shapes>
          <draw:frame draw:z-index="0" draw:style-name="gr1" draw:text-style-name="P1" svg:width="7.0941in" svg:height="3.9902in" svg:x="6.2665in" svg:y="0.6902in">
            <draw:object draw:notify-on-update-of-ranges="Snack.C2:Snack.C7 Snack.D2:Snack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33"/>
        <table:table-column table:style-name="co22" table:default-cell-style-name="ce33"/>
        <table:table-column table:style-name="co13" table:default-cell-style-name="ce33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Default" table:number-columns-repeated="3"/>
          <table:table-cell table:style-name="ce26" office:value-type="string" calcext:value-type="string" table:number-columns-spanned="2" table:number-rows-spanned="1">
            <text:p>HITUNG JARAK (MENGGUNAKAN ED)</text:p>
          </table:table-cell>
          <table:covered-table-cell/>
        </table:table-row>
        <table:table-row table:style-name="ro1">
          <table:table-cell table:style-name="ce26" office:value-type="string" calcext:value-type="string" table:number-columns-spanned="1" table:number-rows-spanned="13">
            <text:p>ITERASI 1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 (HARGA)</text:p>
          </table:table-cell>
          <table:table-cell office:value-type="string" calcext:value-type="string">
            <text:p>Y (QUANTITY)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</table:table-row>
        <table:table-row table:style-name="ro1">
          <table:covered-table-cell/>
          <table:table-cell office:value-type="string" calcext:value-type="string">
            <text:p>Frezta Lem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ce36" table:formula="of:=SQRT(([.C3]-[.$C$9])^2+([.D3]-[.$D$9])^2)" office:value-type="float" office:value="16.4012194668567" calcext:value-type="float">
            <text:p>16.4012194668567</text:p>
          </table:table-cell>
          <table:table-cell table:style-name="ce35" table:formula="of:=SQRT(([.C3]-[.$C$10])^2+([.D3]-[.$D$10])^2)" office:value-type="float" office:value="11.180339887499" calcext:value-type="float">
            <text:p>11.180339887499</text:p>
          </table:table-cell>
        </table:table-row>
        <table:table-row table:style-name="ro1">
          <table:covered-table-cell/>
          <table:table-cell office:value-type="string" calcext:value-type="string">
            <text:p>Mizone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35" table:formula="of:=SQRT(([.C4]-[.$C$9])^2+([.D4]-[.$D$9])^2)" office:value-type="float" office:value="15.6524758424985" calcext:value-type="float">
            <text:p>15.6524758424985</text:p>
          </table:table-cell>
          <table:table-cell table:style-name="ce36" table:formula="of:=SQRT(([.C4]-[.$C$10])^2+([.D4]-[.$D$10])^2)" office:value-type="float" office:value="16.0312195418814" calcext:value-type="float">
            <text:p>16.0312195418814</text:p>
          </table:table-cell>
        </table:table-row>
        <table:table-row table:style-name="ro1">
          <table:covered-table-cell/>
          <table:table-cell office:value-type="string" calcext:value-type="string">
            <text:p>Teh Sostro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style-name="ce35" table:formula="of:=SQRT(([.C5]-[.$C$9])^2+([.D5]-[.$D$9])^2)" office:value-type="float" office:value="9.05538513813742" calcext:value-type="float">
            <text:p>9.05538513813742</text:p>
          </table:table-cell>
          <table:table-cell table:style-name="ce36" table:formula="of:=SQRT(([.C5]-[.$C$10])^2+([.D5]-[.$D$10])^2)" office:value-type="float" office:value="19.7989898732233" calcext:value-type="float">
            <text:p>19.7989898732233</text:p>
          </table:table-cell>
        </table:table-row>
        <table:table-row table:style-name="ro1">
          <table:covered-table-cell/>
          <table:table-cell office:value-type="string" calcext:value-type="string">
            <text:p>Pulpy Orange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style-name="ce36" table:formula="of:=SQRT(([.C6]-[.$C$9])^2+([.D6]-[.$D$9])^2)" office:value-type="float" office:value="36.0555127546399" calcext:value-type="float">
            <text:p>36.0555127546399</text:p>
          </table:table-cell>
          <table:table-cell table:style-name="ce35" table:formula="of:=SQRT(([.C6]-[.$C$10])^2+([.D6]-[.$D$10])^2)" office:value-type="float" office:value="8.60232526704263" calcext:value-type="float">
            <text:p>8.60232526704263</text:p>
          </table:table-cell>
        </table:table-row>
        <table:table-row table:style-name="ro1">
          <table:covered-table-cell/>
          <table:table-cell office:value-type="string" calcext:value-type="string">
            <text:p>Aqua botol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style-name="ce35" table:formula="of:=SQRT(([.C7]-[.$C$9])^2+([.D7]-[.$D$9])^2)" office:value-type="float" office:value="17.1172427686237" calcext:value-type="float">
            <text:p>17.1172427686237</text:p>
          </table:table-cell>
          <table:table-cell table:style-name="ce36" table:formula="of:=SQRT(([.C7]-[.$C$10])^2+([.D7]-[.$D$10])^2)" office:value-type="float" office:value="43.4626276242015" calcext:value-type="float">
            <text:p>43.4626276242015</text:p>
          </table:table-cell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 BARU</text:p>
          </table:table-cell>
          <table:table-cell table:formula="of:=SUM([.C4];[.C5];[.C7])/3" office:value-type="float" office:value="31.6666666666667" calcext:value-type="float">
            <text:p>31.6666666666667</text:p>
          </table:table-cell>
          <table:table-cell table:formula="of:=SUM([.D4];[.D5];[.D7])/3" office:value-type="float" office:value="30.6666666666667" calcext:value-type="float">
            <text:p>30.666666666666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2 BARU</text:p>
          </table:table-cell>
          <table:table-cell table:formula="of:=SUM([.C3];[.C6])/2" office:value-type="float" office:value="53.5" calcext:value-type="float">
            <text:p>53.5</text:p>
          </table:table-cell>
          <table:table-cell table:formula="of:=SUM([.D3];[.D6])/2"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6" office:value-type="string" calcext:value-type="string" table:number-columns-spanned="1" table:number-rows-spanned="9">
            <text:p>ITERASI 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 (HARGA)</text:p>
          </table:table-cell>
          <table:table-cell office:value-type="string" calcext:value-type="string">
            <text:p>Y (QUANTITY)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</table:table-row>
        <table:table-row table:style-name="ro1">
          <table:covered-table-cell/>
          <table:table-cell office:value-type="string" calcext:value-type="string">
            <text:p>Frezta Lem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ce33" table:formula="of:=SQRT(([.C18]-[.$C$24])^2+([.D18]-[.$D$24])^2)" office:value-type="float" office:value="14.4875425414005" calcext:value-type="float">
            <text:p>14.4875425414005</text:p>
          </table:table-cell>
          <table:table-cell table:style-name="ce35" table:formula="of:=SQRT(([.C18]-[.$C$25])^2+([.D18]-[.$D$25])^2)" office:value-type="float" office:value="9.86154146165801" calcext:value-type="float">
            <text:p>9.86154146165801</text:p>
          </table:table-cell>
        </table:table-row>
        <table:table-row table:style-name="ro1">
          <table:covered-table-cell/>
          <table:table-cell office:value-type="string" calcext:value-type="string">
            <text:p>Mizone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35" table:formula="of:=SQRT(([.C19]-[.$C$24])^2+([.D19]-[.$D$24])^2)" office:value-type="float" office:value="12.1335164821342" calcext:value-type="float">
            <text:p>12.1335164821342</text:p>
          </table:table-cell>
          <table:table-cell table:style-name="ce33" table:formula="of:=SQRT(([.C19]-[.$C$25])^2+([.D19]-[.$D$25])^2)" office:value-type="float" office:value="14.5344418537486" calcext:value-type="float">
            <text:p>14.5344418537486</text:p>
          </table:table-cell>
        </table:table-row>
        <table:table-row table:style-name="ro1">
          <table:covered-table-cell/>
          <table:table-cell office:value-type="string" calcext:value-type="string">
            <text:p>Teh Sostro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style-name="ce35" table:formula="of:=SQRT(([.C20]-[.$C$24])^2+([.D20]-[.$D$24])^2)" office:value-type="float" office:value="9.91071249821234" calcext:value-type="float">
            <text:p>9.91071249821234</text:p>
          </table:table-cell>
          <table:table-cell table:style-name="ce33" table:formula="of:=SQRT(([.C20]-[.$C$25])^2+([.D20]-[.$D$25])^2)" office:value-type="float" office:value="18.7683243791235" calcext:value-type="float">
            <text:p>18.7683243791235</text:p>
          </table:table-cell>
        </table:table-row>
        <table:table-row table:style-name="ro1">
          <table:covered-table-cell/>
          <table:table-cell office:value-type="string" calcext:value-type="string">
            <text:p>Pulpy Orange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style-name="ce33" table:formula="of:=SQRT(([.C21]-[.$C$24])^2+([.D21]-[.$D$24])^2)" office:value-type="float" office:value="34.1402336775183" calcext:value-type="float">
            <text:p>34.1402336775183</text:p>
          </table:table-cell>
          <table:table-cell table:style-name="ce35" table:formula="of:=SQRT(([.C21]-[.$C$25])^2+([.D21]-[.$D$25])^2)" office:value-type="float" office:value="9.86154146165801" calcext:value-type="float">
            <text:p>9.86154146165801</text:p>
          </table:table-cell>
        </table:table-row>
        <table:table-row table:style-name="ro1">
          <table:covered-table-cell/>
          <table:table-cell office:value-type="string" calcext:value-type="string">
            <text:p>Aqua botol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style-name="ce35" table:formula="of:=SQRT(([.C22]-[.$C$24])^2+([.D22]-[.$D$24])^2)" office:value-type="float" office:value="17.8294388270884" calcext:value-type="float">
            <text:p>17.8294388270884</text:p>
          </table:table-cell>
          <table:table-cell table:style-name="ce33" table:formula="of:=SQRT(([.C22]-[.$C$25])^2+([.D22]-[.$D$25])^2)" office:value-type="float" office:value="42.0862210230379" calcext:value-type="float">
            <text:p>42.0862210230379</text:p>
          </table:table-cell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 (Hasil I=1)</text:p>
          </table:table-cell>
          <table:table-cell table:formula="of:=SUM([.C19];[.C20];[.C22])/3" office:value-type="float" office:value="31.6666666666667" calcext:value-type="float">
            <text:p>31.6666666666667</text:p>
          </table:table-cell>
          <table:table-cell table:formula="of:=SUM([.D19];[.D20];[.D22])/3" office:value-type="float" office:value="30.6666666666667" calcext:value-type="float">
            <text:p>30.666666666666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2 (Hasil I=1)</text:p>
          </table:table-cell>
          <table:table-cell table:formula="of:=SUM([.C18];[.C21])/2" office:value-type="float" office:value="53.5" calcext:value-type="float">
            <text:p>53.5</text:p>
          </table:table-cell>
          <table:table-cell table:formula="of:=SUM([.D18];[.D21])/2" office:value-type="float" office:value="20" calcext:value-type="float">
            <text:p>20</text:p>
          </table:table-cell>
          <table:table-cell table:number-columns-repeated="2"/>
        </table:table-row>
      </table:table>
      <table:table table:name="Snack" table:style-name="ta1">
        <table:table-column table:style-name="co1" table:default-cell-style-name="Default"/>
        <table:table-column table:style-name="co15" table:default-cell-style-name="ce33"/>
        <table:table-column table:style-name="co1" table:number-columns-repeated="2" table:default-cell-style-name="ce33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26" office:value-type="string" calcext:value-type="string" table:number-columns-spanned="2" table:number-rows-spanned="1">
            <text:p>HITUNG JARAK (MENGGUNAKAN ED)</text:p>
          </table:table-cell>
          <table:covered-table-cell/>
        </table:table-row>
        <table:table-row table:style-name="ro1">
          <table:table-cell table:style-name="ce26" office:value-type="string" calcext:value-type="string" table:number-columns-spanned="1" table:number-rows-spanned="13">
            <text:p>ITERASI 1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 (HARGA)</text:p>
          </table:table-cell>
          <table:table-cell office:value-type="string" calcext:value-type="string">
            <text:p>Y (QUANTITY)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</table:table-row>
        <table:table-row table:style-name="ro1">
          <table:covered-table-cell/>
          <table:table-cell office:value-type="string" calcext:value-type="string">
            <text:p>Chitato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table:style-name="ce36" table:formula="of:=SQRT(([.C3]-[.$C$9])^2+([.D3]-[.$D$9])^2)" office:value-type="float" office:value="42.9534631898291" calcext:value-type="float">
            <text:p>42.9534631898291</text:p>
          </table:table-cell>
          <table:table-cell table:style-name="ce35" table:formula="of:=SQRT(([.C3]-[.$C$10])^2+([.D3]-[.$D$10])^2)" office:value-type="float" office:value="6.40312423743285" calcext:value-type="float">
            <text:p>6.40312423743285</text:p>
          </table:table-cell>
        </table:table-row>
        <table:table-row table:style-name="ro1">
          <table:covered-table-cell/>
          <table:table-cell office:value-type="string" calcext:value-type="string">
            <text:p>Potato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table:style-name="ce36" table:formula="of:=SQRT(([.C4]-[.$C$9])^2+([.D4]-[.$D$9])^2)" office:value-type="float" office:value="50.5667875190821" calcext:value-type="float">
            <text:p>50.5667875190821</text:p>
          </table:table-cell>
          <table:table-cell table:style-name="ce35" table:formula="of:=SQRT(([.C4]-[.$C$10])^2+([.D4]-[.$D$10])^2)" office:value-type="float" office:value="12.0415945787923" calcext:value-type="float">
            <text:p>12.0415945787923</text:p>
          </table:table-cell>
        </table:table-row>
        <table:table-row table:style-name="ro1">
          <table:covered-table-cell/>
          <table:table-cell office:value-type="string" calcext:value-type="string">
            <text:p>Taro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style-name="ce35" table:formula="of:=SQRT(([.C5]-[.$C$9])^2+([.D5]-[.$D$9])^2)" office:value-type="float" office:value="5" calcext:value-type="float">
            <text:p>5</text:p>
          </table:table-cell>
          <table:table-cell table:style-name="ce36" table:formula="of:=SQRT(([.C5]-[.$C$10])^2+([.D5]-[.$D$10])^2)" office:value-type="float" office:value="45.4862616621766" calcext:value-type="float">
            <text:p>45.4862616621766</text:p>
          </table:table-cell>
        </table:table-row>
        <table:table-row table:style-name="ro1">
          <table:covered-table-cell/>
          <table:table-cell office:value-type="string" calcext:value-type="string">
            <text:p>Kacang Garuda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style-name="ce36" table:formula="of:=SQRT(([.C6]-[.$C$9])^2+([.D6]-[.$D$9])^2)" office:value-type="float" office:value="35.4682957019364" calcext:value-type="float">
            <text:p>35.4682957019364</text:p>
          </table:table-cell>
          <table:table-cell table:style-name="ce35" table:formula="of:=SQRT(([.C6]-[.$C$10])^2+([.D6]-[.$D$10])^2)" office:value-type="float" office:value="7.07106781186548" calcext:value-type="float">
            <text:p>7.07106781186548</text:p>
          </table:table-cell>
        </table:table-row>
        <table:table-row table:style-name="ro1">
          <table:covered-table-cell/>
          <table:table-cell office:value-type="string" calcext:value-type="string">
            <text:p>Lays BBQ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35" table:formula="of:=SQRT(([.C7]-[.$C$9])^2+([.D7]-[.$D$9])^2)" office:value-type="float" office:value="7.07106781186548" calcext:value-type="float">
            <text:p>7.07106781186548</text:p>
          </table:table-cell>
          <table:table-cell table:style-name="ce36" table:formula="of:=SQRT(([.C7]-[.$C$10])^2+([.D7]-[.$D$10])^2)" office:value-type="float" office:value="36.2491379207837" calcext:value-type="float">
            <text:p>36.2491379207837</text:p>
          </table:table-cell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 BARU</text:p>
          </table:table-cell>
          <table:table-cell table:formula="of:=SUM([.C4];[.C5];[.C7])/3" office:value-type="float" office:value="60.3333333333333" calcext:value-type="float">
            <text:p>60.3333333333333</text:p>
          </table:table-cell>
          <table:table-cell table:formula="of:=SUM([.D4];[.D5];[.D7])/3" office:value-type="float" office:value="33.6666666666667" calcext:value-type="float">
            <text:p>33.666666666666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2 BARU</text:p>
          </table:table-cell>
          <table:table-cell table:formula="of:=SUM([.C3];[.C6])/2" office:value-type="float" office:value="79" calcext:value-type="float">
            <text:p>79</text:p>
          </table:table-cell>
          <table:table-cell table:formula="of:=SUM([.D3];[.D6])/2"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26" table:number-columns-spanned="2" table:number-rows-spanned="1"/>
          <table:covered-table-cell/>
        </table:table-row>
        <table:table-row table:style-name="ro1">
          <table:table-cell table:style-name="ce26" office:value-type="string" calcext:value-type="string" table:number-columns-spanned="1" table:number-rows-spanned="12">
            <text:p>ITERASI 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 (HARGA)</text:p>
          </table:table-cell>
          <table:table-cell office:value-type="string" calcext:value-type="string">
            <text:p>Y (QUANTITY)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</table:table-row>
        <table:table-row table:style-name="ro1">
          <table:covered-table-cell/>
          <table:table-cell office:value-type="string" calcext:value-type="string">
            <text:p>Frezta Lem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ce33" table:formula="of:=SQRT(([.C18]-[.$C$24])^2+([.D18]-[.$D$24])^2)" office:value-type="float" office:value="14.4875425414005" calcext:value-type="float">
            <text:p>14.4875425414005</text:p>
          </table:table-cell>
          <table:table-cell table:style-name="ce35" table:formula="of:=SQRT(([.C18]-[.$C$25])^2+([.D18]-[.$D$25])^2)" office:value-type="float" office:value="9.86154146165801" calcext:value-type="float">
            <text:p>9.86154146165801</text:p>
          </table:table-cell>
        </table:table-row>
        <table:table-row table:style-name="ro1">
          <table:covered-table-cell/>
          <table:table-cell office:value-type="string" calcext:value-type="string">
            <text:p>Mizone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35" table:formula="of:=SQRT(([.C19]-[.$C$24])^2+([.D19]-[.$D$24])^2)" office:value-type="float" office:value="12.1335164821342" calcext:value-type="float">
            <text:p>12.1335164821342</text:p>
          </table:table-cell>
          <table:table-cell table:style-name="ce33" table:formula="of:=SQRT(([.C19]-[.$C$25])^2+([.D19]-[.$D$25])^2)" office:value-type="float" office:value="14.5344418537486" calcext:value-type="float">
            <text:p>14.5344418537486</text:p>
          </table:table-cell>
        </table:table-row>
        <table:table-row table:style-name="ro1">
          <table:covered-table-cell/>
          <table:table-cell office:value-type="string" calcext:value-type="string">
            <text:p>Teh Sostro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style-name="ce35" table:formula="of:=SQRT(([.C20]-[.$C$24])^2+([.D20]-[.$D$24])^2)" office:value-type="float" office:value="9.91071249821234" calcext:value-type="float">
            <text:p>9.91071249821234</text:p>
          </table:table-cell>
          <table:table-cell table:style-name="ce33" table:formula="of:=SQRT(([.C20]-[.$C$25])^2+([.D20]-[.$D$25])^2)" office:value-type="float" office:value="18.7683243791235" calcext:value-type="float">
            <text:p>18.7683243791235</text:p>
          </table:table-cell>
        </table:table-row>
        <table:table-row table:style-name="ro1">
          <table:covered-table-cell/>
          <table:table-cell office:value-type="string" calcext:value-type="string">
            <text:p>Pulpy Orange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style-name="ce33" table:formula="of:=SQRT(([.C21]-[.$C$24])^2+([.D21]-[.$D$24])^2)" office:value-type="float" office:value="34.1402336775183" calcext:value-type="float">
            <text:p>34.1402336775183</text:p>
          </table:table-cell>
          <table:table-cell table:style-name="ce35" table:formula="of:=SQRT(([.C21]-[.$C$25])^2+([.D21]-[.$D$25])^2)" office:value-type="float" office:value="9.86154146165801" calcext:value-type="float">
            <text:p>9.86154146165801</text:p>
          </table:table-cell>
        </table:table-row>
        <table:table-row table:style-name="ro1">
          <table:covered-table-cell/>
          <table:table-cell office:value-type="string" calcext:value-type="string">
            <text:p>Aqua botol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style-name="ce35" table:formula="of:=SQRT(([.C22]-[.$C$24])^2+([.D22]-[.$D$24])^2)" office:value-type="float" office:value="17.8294388270884" calcext:value-type="float">
            <text:p>17.8294388270884</text:p>
          </table:table-cell>
          <table:table-cell table:style-name="ce33" table:formula="of:=SQRT(([.C22]-[.$C$25])^2+([.D22]-[.$D$25])^2)" office:value-type="float" office:value="42.0862210230379" calcext:value-type="float">
            <text:p>42.0862210230379</text:p>
          </table:table-cell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 (Hasil I=1)</text:p>
          </table:table-cell>
          <table:table-cell table:formula="of:=SUM([.C19];[.C20];[.C22])/3" office:value-type="float" office:value="31.6666666666667" calcext:value-type="float">
            <text:p>31.6666666666667</text:p>
          </table:table-cell>
          <table:table-cell table:formula="of:=SUM([.D19];[.D20];[.D22])/3" office:value-type="float" office:value="30.6666666666667" calcext:value-type="float">
            <text:p>30.666666666666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2 (Hasil I=1)</text:p>
          </table:table-cell>
          <table:table-cell table:formula="of:=SUM([.C18];[.C21])/2" office:value-type="float" office:value="53.5" calcext:value-type="float">
            <text:p>53.5</text:p>
          </table:table-cell>
          <table:table-cell table:formula="of:=SUM([.D18];[.D21])/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table:style-name="ce34" office:value-type="string" calcext:value-type="string" table:number-columns-spanned="5" table:number-rows-spanned="2">
            <text:p>I=1 DAN I=2 HASIL SAMA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/>
          <table:covered-table-cell table:number-columns-repeated="3" table:style-name="Default"/>
          <table:covered-table-cell table:number-columns-repeated="2"/>
        </table:table-row>
      </table:table>
      <table:table table:name="Biskuit" table:style-name="ta1">
        <table:table-column table:style-name="co1" table:default-cell-style-name="Default"/>
        <table:table-column table:style-name="co2" table:default-cell-style-name="ce33"/>
        <table:table-column table:style-name="co1" table:number-columns-repeated="2" table:default-cell-style-name="ce33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style-name="ce26" office:value-type="string" calcext:value-type="string" table:number-columns-spanned="2" table:number-rows-spanned="1">
            <text:p>HITUNG JARAK (MENGGUNAKAN ED)</text:p>
          </table:table-cell>
          <table:covered-table-cell/>
        </table:table-row>
        <table:table-row table:style-name="ro1">
          <table:table-cell table:style-name="ce26" office:value-type="string" calcext:value-type="string" table:number-columns-spanned="1" table:number-rows-spanned="13">
            <text:p>ITERASI 1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 (HARGA)</text:p>
          </table:table-cell>
          <table:table-cell office:value-type="string" calcext:value-type="string">
            <text:p>Y (QUANTITY)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</table:table-row>
        <table:table-row table:style-name="ro1">
          <table:covered-table-cell/>
          <table:table-cell office:value-type="string" calcext:value-type="string">
            <text:p>Gerry Cocho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style-name="ce35" table:formula="of:=SQRT(([.C3]-[.$C$9])^2+([.D3]-[.$D$9])^2)" office:value-type="float" office:value="9.05538513813742" calcext:value-type="float">
            <text:p>9.05538513813742</text:p>
          </table:table-cell>
          <table:table-cell table:style-name="ce36" table:formula="of:=SQRT(([.C3]-[.$C$10])^2+([.D3]-[.$D$10])^2)" office:value-type="float" office:value="25.9422435421457" calcext:value-type="float">
            <text:p>25.9422435421457</text:p>
          </table:table-cell>
        </table:table-row>
        <table:table-row table:style-name="ro1">
          <table:covered-table-cell/>
          <table:table-cell office:value-type="string" calcext:value-type="string">
            <text:p>Good Time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style-name="ce36" table:formula="of:=SQRT(([.C4]-[.$C$9])^2+([.D4]-[.$D$9])^2)" office:value-type="float" office:value="23.6008474424119" calcext:value-type="float">
            <text:p>23.6008474424119</text:p>
          </table:table-cell>
          <table:table-cell table:style-name="ce35" table:formula="of:=SQRT(([.C4]-[.$C$10])^2+([.D4]-[.$D$10])^2)" office:value-type="float" office:value="5.09901951359278" calcext:value-type="float">
            <text:p>5.09901951359278</text:p>
          </table:table-cell>
        </table:table-row>
        <table:table-row table:style-name="ro1">
          <table:covered-table-cell/>
          <table:table-cell office:value-type="string" calcext:value-type="string">
            <text:p>Roma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ce36" table:formula="of:=SQRT(([.C5]-[.$C$9])^2+([.D5]-[.$D$9])^2)" office:value-type="float" office:value="12.0830459735946" calcext:value-type="float">
            <text:p>12.0830459735946</text:p>
          </table:table-cell>
          <table:table-cell table:style-name="ce35" table:formula="of:=SQRT(([.C5]-[.$C$10])^2+([.D5]-[.$D$10])^2)" office:value-type="float" office:value="9.21954445729289" calcext:value-type="float">
            <text:p>9.21954445729289</text:p>
          </table:table-cell>
        </table:table-row>
        <table:table-row table:style-name="ro1">
          <table:covered-table-cell/>
          <table:table-cell office:value-type="string" calcext:value-type="string">
            <text:p>Tango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style-name="ce35" table:formula="of:=SQRT(([.C6]-[.$C$9])^2+([.D6]-[.$D$9])^2)" office:value-type="float" office:value="1" calcext:value-type="float">
            <text:p>1</text:p>
          </table:table-cell>
          <table:table-cell table:style-name="ce36" table:formula="of:=SQRT(([.C6]-[.$C$10])^2+([.D6]-[.$D$10])^2)" office:value-type="float" office:value="19.7989898732233" calcext:value-type="float">
            <text:p>19.7989898732233</text:p>
          </table:table-cell>
        </table:table-row>
        <table:table-row table:style-name="ro1">
          <table:covered-table-cell/>
          <table:table-cell office:value-type="string" calcext:value-type="string">
            <text:p>Nissin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36" table:formula="of:=SQRT(([.C7]-[.$C$9])^2+([.D7]-[.$D$9])^2)" office:value-type="float" office:value="19.4164878389476" calcext:value-type="float">
            <text:p>19.4164878389476</text:p>
          </table:table-cell>
          <table:table-cell table:style-name="ce35" table:formula="of:=SQRT(([.C7]-[.$C$10])^2+([.D7]-[.$D$10])^2)" office:value-type="float" office:value="4.24264068711929" calcext:value-type="float">
            <text:p>4.24264068711929</text:p>
          </table:table-cell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rry Cocho, Tang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od Time, Roma, Nissin</text:p>
          </table:table-cell>
          <table:table-cell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 BARU</text:p>
          </table:table-cell>
          <table:table-cell table:formula="of:=([.C3]+[.C6])/2" office:value-type="float" office:value="41.5" calcext:value-type="float">
            <text:p>41.5</text:p>
          </table:table-cell>
          <table:table-cell table:formula="of:=SUM([.D3];[.D6])/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2 BARU</text:p>
          </table:table-cell>
          <table:table-cell table:formula="of:=SUM([.C4];[.C5];[.C7])/3" office:value-type="float" office:value="57.6666666666667" calcext:value-type="float">
            <text:p>57.6666666666667</text:p>
          </table:table-cell>
          <table:table-cell table:formula="of:=SUM([.D4];[.D5];[.D7])/3" office:value-type="float" office:value="10.3333333333333" calcext:value-type="float">
            <text:p>10.333333333333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26" table:number-columns-spanned="2" table:number-rows-spanned="1"/>
          <table:covered-table-cell/>
        </table:table-row>
        <table:table-row table:style-name="ro1">
          <table:table-cell table:style-name="ce26" office:value-type="string" calcext:value-type="string" table:number-columns-spanned="1" table:number-rows-spanned="13">
            <text:p>ITERASI 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 (HARGA)</text:p>
          </table:table-cell>
          <table:table-cell office:value-type="string" calcext:value-type="string">
            <text:p>Y (QUANTITY)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</table:table-row>
        <table:table-row table:style-name="ro1">
          <table:covered-table-cell/>
          <table:table-cell office:value-type="string" calcext:value-type="string">
            <text:p>Gerry Cocho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style-name="ce35" table:formula="of:=SQRT(([.C18]-[.$C$24])^2+([.D18]-[.$D$24])^2)" office:value-type="float" office:value="4.60977222864644" calcext:value-type="float">
            <text:p>4.60977222864644</text:p>
          </table:table-cell>
          <table:table-cell table:style-name="ce36" table:formula="of:=SQRT(([.C18]-[.$C$25])^2+([.D18]-[.$D$25])^2)" office:value-type="float" office:value="24.2395452835971" calcext:value-type="float">
            <text:p>24.2395452835971</text:p>
          </table:table-cell>
        </table:table-row>
        <table:table-row table:style-name="ro1">
          <table:covered-table-cell/>
          <table:table-cell office:value-type="string" calcext:value-type="string">
            <text:p>Good Time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style-name="ce36" table:formula="of:=SQRT(([.C19]-[.$C$24])^2+([.D19]-[.$D$24])^2)" office:value-type="float" office:value="27.3541587331799" calcext:value-type="float">
            <text:p>27.3541587331799</text:p>
          </table:table-cell>
          <table:table-cell table:style-name="ce35" table:formula="of:=SQRT(([.C19]-[.$C$25])^2+([.D19]-[.$D$25])^2)" office:value-type="float" office:value="7.34090518184842" calcext:value-type="float">
            <text:p>7.34090518184842</text:p>
          </table:table-cell>
        </table:table-row>
        <table:table-row table:style-name="ro1">
          <table:covered-table-cell/>
          <table:table-cell office:value-type="string" calcext:value-type="string">
            <text:p>Roma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ce36" table:formula="of:=SQRT(([.C20]-[.$C$24])^2+([.D20]-[.$D$24])^2)" office:value-type="float" office:value="14.5344418537486" calcext:value-type="float">
            <text:p>14.5344418537486</text:p>
          </table:table-cell>
          <table:table-cell table:style-name="ce35" table:formula="of:=SQRT(([.C20]-[.$C$25])^2+([.D20]-[.$D$25])^2)" office:value-type="float" office:value="7.180219742846" calcext:value-type="float">
            <text:p>7.180219742846</text:p>
          </table:table-cell>
        </table:table-row>
        <table:table-row table:style-name="ro1">
          <table:covered-table-cell/>
          <table:table-cell office:value-type="string" calcext:value-type="string">
            <text:p>Tango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style-name="ce35" table:formula="of:=SQRT(([.C21]-[.$C$24])^2+([.D21]-[.$D$24])^2)" office:value-type="float" office:value="4.60977222864644" calcext:value-type="float">
            <text:p>4.60977222864644</text:p>
          </table:table-cell>
          <table:table-cell table:style-name="ce36" table:formula="of:=SQRT(([.C21]-[.$C$25])^2+([.D21]-[.$D$25])^2)" office:value-type="float" office:value="18.7409237291608" calcext:value-type="float">
            <text:p>18.7409237291608</text:p>
          </table:table-cell>
        </table:table-row>
        <table:table-row table:style-name="ro1">
          <table:covered-table-cell/>
          <table:table-cell office:value-type="string" calcext:value-type="string">
            <text:p>Nissin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36" table:formula="of:=SQRT(([.C22]-[.$C$24])^2+([.D22]-[.$D$24])^2)" office:value-type="float" office:value="22.2766694099455" calcext:value-type="float">
            <text:p>22.2766694099455</text:p>
          </table:table-cell>
          <table:table-cell table:style-name="ce35" table:formula="of:=SQRT(([.C22]-[.$C$25])^2+([.D22]-[.$D$25])^2)" office:value-type="float" office:value="2.42670329642684" calcext:value-type="float">
            <text:p>2.42670329642684</text:p>
          </table:table-cell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</text:p>
          </table:table-cell>
          <table:table-cell table:formula="of:=([.C18]+[.C21])/2" office:value-type="float" office:value="41.5" calcext:value-type="float">
            <text:p>41.5</text:p>
          </table:table-cell>
          <table:table-cell table:formula="of:=SUM([.D18];[.D21])/2" office:value-type="float" office:value="24" calcext:value-type="float">
            <text:p>24</text:p>
          </table:table-cell>
          <table:table-cell office:value-type="string" calcext:value-type="string">
            <text:p>Gerry Cocho, Tang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2</text:p>
          </table:table-cell>
          <table:table-cell table:formula="of:=SUM([.C19];[.C20];[.C22])/3" office:value-type="float" office:value="57.6666666666667" calcext:value-type="float">
            <text:p>57.6666666666667</text:p>
          </table:table-cell>
          <table:table-cell table:formula="of:=SUM([.D19];[.D20];[.D22])/3" office:value-type="float" office:value="10.3333333333333" calcext:value-type="float">
            <text:p>10.3333333333333</text:p>
          </table:table-cell>
          <table:table-cell office:value-type="string" calcext:value-type="string">
            <text:p>Good Time, Roma, Nissin</text:p>
          </table:table-cell>
          <table:table-cell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1 BARU</text:p>
          </table:table-cell>
          <table:table-cell table:formula="of:=SUM([.C18];[.C21])/2" office:value-type="float" office:value="41.5" calcext:value-type="float">
            <text:p>41.5</text:p>
          </table:table-cell>
          <table:table-cell table:formula="of:=SUM([.D18];[.D21])/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2 BARU</text:p>
          </table:table-cell>
          <table:table-cell table:formula="of:=SUM([.C19];[.C20];[.C22])/3" office:value-type="float" office:value="57.6666666666667" calcext:value-type="float">
            <text:p>57.6666666666667</text:p>
          </table:table-cell>
          <table:table-cell table:formula="of:=SUM([.D19];[.D20];[.D22])/3" office:value-type="float" office:value="10.3333333333333" calcext:value-type="float">
            <text:p>10.333333333333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 table:number-columns-spanned="5" table:number-rows-spanned="2">
            <text:p>I=1 DAN I=2 HASIL SAMA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2"/>
        </table:table-row>
      </table:table>
      <table:table table:name="Sheet6" table:style-name="ta1">
        <table:table-column table:style-name="co1" table:default-cell-style-name="ce33"/>
        <table:table-column table:style-name="co1" table:default-cell-style-name="ce38"/>
        <table:table-column table:style-name="co17" table:default-cell-style-name="ce39"/>
        <table:table-column table:style-name="co18" table:default-cell-style-name="ce38"/>
        <table:table-column table:style-name="co19" table:number-columns-repeated="2" table:default-cell-style-name="ce33"/>
        <table:table-row table:style-name="ro2">
          <table:table-cell table:style-name="ce37" office:value-type="string" calcext:value-type="string" table:number-columns-spanned="1" table:number-rows-spanned="18">
            <text:p>ITERASI 1</text:p>
          </table:table-cell>
          <table:table-cell office:value-type="string" calcext:value-type="string">
            <text:p>ID</text:p>
          </table:table-cell>
          <table:table-cell table:style-name="ce38" office:value-type="string" calcext:value-type="string">
            <text:p>INCOME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2">
          <table:covered-table-cell table:style-name="ce37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style-name="ce35" table:formula="of:=SQRT(([.C2]-[.$C$14])^2+([.D2]-[.$D$14])^2)" office:value-type="float" office:value="24.3310501211929" calcext:value-type="float">
            <text:p>24.3310501211929</text:p>
          </table:table-cell>
          <table:table-cell table:style-name="ce36" table:formula="of:=SQRT(([.C2]-[.$C$15])^2+([.D2]-[.$D$15])^2)" office:value-type="float" office:value="54" calcext:value-type="float">
            <text:p>54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style-name="ce36" table:formula="of:=SQRT(([.C3]-[.$C$14])^2+([.D3]-[.$D$14])^2)" office:value-type="float" office:value="66.1211010192662" calcext:value-type="float">
            <text:p>66.1211010192662</text:p>
          </table:table-cell>
          <table:table-cell table:style-name="ce35" table:formula="of:=SQRT(([.C3]-[.$C$15])^2+([.D3]-[.$D$15])^2)"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5" table:formula="of:=SQRT(([.C4]-[.$C$14])^2+([.D4]-[.$D$14])^2)" office:value-type="float" office:value="9.48683298050514" calcext:value-type="float">
            <text:p>9.48683298050514</text:p>
          </table:table-cell>
          <table:table-cell table:style-name="ce36" table:formula="of:=SQRT(([.C4]-[.$C$15])^2+([.D4]-[.$D$15])^2)" office:value-type="float" office:value="87.0057469366248" calcext:value-type="float">
            <text:p>87.0057469366248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style-name="ce36" table:formula="of:=SQRT(([.C5]-[.$C$14])^2+([.D5]-[.$D$14])^2)" office:value-type="float" office:value="62.072538211354" calcext:value-type="float">
            <text:p>62.072538211354</text:p>
          </table:table-cell>
          <table:table-cell table:style-name="ce35" table:formula="of:=SQRT(([.C5]-[.$C$15])^2+([.D5]-[.$D$15])^2)" office:value-type="float" office:value="16.0312195418814" calcext:value-type="float">
            <text:p>16.0312195418814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style-name="ce35" table:formula="of:=SQRT(([.C6]-[.$C$14])^2+([.D6]-[.$D$14])^2)" office:value-type="float" office:value="25.0798724079689" calcext:value-type="float">
            <text:p>25.0798724079689</text:p>
          </table:table-cell>
          <table:table-cell table:style-name="ce36" table:formula="of:=SQRT(([.C6]-[.$C$15])^2+([.D6]-[.$D$15])^2)" office:value-type="float" office:value="53.0377224247045" calcext:value-type="float">
            <text:p>53.0377224247045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style-name="ce36" table:formula="of:=SQRT(([.C7]-[.$C$14])^2+([.D7]-[.$D$14])^2)" office:value-type="float" office:value="61.0327780786685" calcext:value-type="float">
            <text:p>61.0327780786685</text:p>
          </table:table-cell>
          <table:table-cell table:style-name="ce35" table:formula="of:=SQRT(([.C7]-[.$C$15])^2+([.D7]-[.$D$15])^2)" office:value-type="float" office:value="17.1172427686237" calcext:value-type="float">
            <text:p>17.1172427686237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35" table:formula="of:=SQRT(([.C8]-[.$C$14])^2+([.D8]-[.$D$14])^2)" office:value-type="float" office:value="9.05538513813742" calcext:value-type="float">
            <text:p>9.05538513813742</text:p>
          </table:table-cell>
          <table:table-cell table:style-name="ce36" table:formula="of:=SQRT(([.C8]-[.$C$15])^2+([.D8]-[.$D$15])^2)" office:value-type="float" office:value="87.0517087712815" calcext:value-type="float">
            <text:p>87.0517087712815</text:p>
          </table:table-cell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table:style-name="ce36" table:formula="of:=SQRT(([.C9]-[.$C$14])^2+([.D9]-[.$D$14])^2)" office:value-type="float" office:value="79.0063288604147" calcext:value-type="float">
            <text:p>79.0063288604147</text:p>
          </table:table-cell>
          <table:table-cell table:style-name="ce35" table:formula="of:=SQRT(([.C9]-[.$C$15])^2+([.D9]-[.$D$15])^2)" office:value-type="float" office:value="3.16227766016838" calcext:value-type="float">
            <text:p>3.16227766016838</text:p>
          </table:table-cell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5" table:formula="of:=SQRT(([.C10]-[.$C$14])^2+([.D10]-[.$D$14])^2)" office:value-type="float" office:value="12" calcext:value-type="float">
            <text:p>12</text:p>
          </table:table-cell>
          <table:table-cell table:style-name="ce36" table:formula="of:=SQRT(([.C10]-[.$C$15])^2+([.D10]-[.$D$15])^2)" office:value-type="float" office:value="90.0888450364417" calcext:value-type="float">
            <text:p>90.0888450364417</text:p>
          </table:table-cell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style-name="ce36" table:formula="of:=SQRT(([.C11]-[.$C$14])^2+([.D11]-[.$D$14])^2)" office:value-type="float" office:value="57" calcext:value-type="float">
            <text:p>57</text:p>
          </table:table-cell>
          <table:table-cell table:style-name="ce35" table:formula="of:=SQRT(([.C11]-[.$C$15])^2+([.D11]-[.$D$15])^2)" office:value-type="float" office:value="21.3775583264319" calcext:value-type="float">
            <text:p>21.3775583264319</text:p>
          </table:table-cell>
        </table:table-row>
        <table:table-row table:style-name="ro1">
          <table:covered-table-cell/>
          <table:table-cell table:style-name="ce33" table:number-columns-repeated="3"/>
          <table:table-cell table:number-columns-repeated="2"/>
        </table:table-row>
        <table:table-row table:style-name="ro1">
          <table:covered-table-cell/>
          <table:table-cell table:style-name="ce33" table:number-columns-repeated="3"/>
          <table:table-cell table:number-columns-repeated="2"/>
        </table:table-row>
        <table:table-row table:style-name="ro1">
          <table:covered-table-cell/>
          <table:table-cell table:style-name="ce33" office:value-type="string" calcext:value-type="string">
            <text:p>C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table:style-name="ce33" office:value-type="string" calcext:value-type="string">
            <text:p>C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covered-table-cell/>
          <table:table-cell table:style-name="ce33" table:number-columns-repeated="3"/>
          <table:table-cell table:number-columns-repeated="2"/>
        </table:table-row>
        <table:table-row table:style-name="ro1">
          <table:covered-table-cell/>
          <table:table-cell table:style-name="ce33" office:value-type="string" calcext:value-type="string">
            <text:p>C1 Baru</text:p>
          </table:table-cell>
          <table:table-cell table:style-name="ce33" table:formula="of:=AVERAGE([.C2];[.C4];[.C6];[.C8];[.C10])" office:value-type="float" office:value="17" calcext:value-type="float">
            <text:p>17</text:p>
          </table:table-cell>
          <table:table-cell table:style-name="ce33" table:formula="of:=AVERAGE([.D2];[.D4];[.D6];[.D8];[.D10])" office:value-type="float" office:value="18.8" calcext:value-type="float">
            <text:p>18.8</text:p>
          </table:table-cell>
          <table:table-cell table:number-columns-repeated="2"/>
        </table:table-row>
        <table:table-row table:style-name="ro1">
          <table:covered-table-cell/>
          <table:table-cell table:style-name="ce33" office:value-type="string" calcext:value-type="string">
            <text:p>C2 Baru</text:p>
          </table:table-cell>
          <table:table-cell table:style-name="ce33" table:formula="of:=AVERAGE([.C3];[.C5];[.C7];[.C9];[.C11])" office:value-type="float" office:value="17" calcext:value-type="float">
            <text:p>17</text:p>
          </table:table-cell>
          <table:table-cell table:style-name="ce40" table:formula="of:=AVERAGE([.D3];[.D5];[.D7];[.D9];[.D11])" office:value-type="float" office:value="80" calcext:value-type="float">
            <text:p>80.0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37" office:value-type="string" calcext:value-type="string" table:number-columns-spanned="1" table:number-rows-spanned="17">
            <text:p>ITERASI 2</text:p>
          </table:table-cell>
          <table:table-cell office:value-type="string" calcext:value-type="string">
            <text:p>ID</text:p>
          </table:table-cell>
          <table:table-cell table:style-name="ce38" office:value-type="string" calcext:value-type="string">
            <text:p>INCOME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2">
          <table:covered-table-cell table:style-name="ce37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style-name="ce35" table:formula="of:=SQRT(([.C22]-[.$C$33])^2+([.D22]-[.$D$33])^2)" office:value-type="float" office:value="20.298768435548" calcext:value-type="float">
            <text:p>20.298768435548</text:p>
          </table:table-cell>
          <table:table-cell table:style-name="ce36" table:formula="of:=SQRT(([.C22]-[.$C$34])^2+([.D22]-[.$D$34])^2)" office:value-type="float" office:value="41.0487515035476" calcext:value-type="float">
            <text:p>41.0487515035476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style-name="ce36" table:formula="of:=SQRT(([.C23]-[.$C$33])^2+([.D23]-[.$D$33])^2)" office:value-type="float" office:value="62.2321460340233" calcext:value-type="float">
            <text:p>62.2321460340233</text:p>
          </table:table-cell>
          <table:table-cell table:style-name="ce35" table:formula="of:=SQRT(([.C23]-[.$C$34])^2+([.D23]-[.$D$34])^2)" office:value-type="float" office:value="2.23606797749979" calcext:value-type="float">
            <text:p>2.23606797749979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5" table:formula="of:=SQRT(([.C24]-[.$C$33])^2+([.D24]-[.$D$33])^2)" office:value-type="float" office:value="12.8390030765632" calcext:value-type="float">
            <text:p>12.8390030765632</text:p>
          </table:table-cell>
          <table:table-cell table:style-name="ce36" table:formula="of:=SQRT(([.C24]-[.$C$34])^2+([.D24]-[.$D$34])^2)" office:value-type="float" office:value="74.0067564483136" calcext:value-type="float">
            <text:p>74.0067564483136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style-name="ce36" table:formula="of:=SQRT(([.C25]-[.$C$33])^2+([.D25]-[.$D$33])^2)" office:value-type="float" office:value="58.2085904313101" calcext:value-type="float">
            <text:p>58.2085904313101</text:p>
          </table:table-cell>
          <table:table-cell table:style-name="ce35" table:formula="of:=SQRT(([.C25]-[.$C$34])^2+([.D25]-[.$D$34])^2)" office:value-type="float" office:value="3.16227766016838" calcext:value-type="float">
            <text:p>3.16227766016838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style-name="ce35" table:formula="of:=SQRT(([.C26]-[.$C$33])^2+([.D26]-[.$D$33])^2)" office:value-type="float" office:value="21.2" calcext:value-type="float">
            <text:p>21.2</text:p>
          </table:table-cell>
          <table:table-cell table:style-name="ce36" table:formula="of:=SQRT(([.C26]-[.$C$34])^2+([.D26]-[.$D$34])^2)" office:value-type="float" office:value="40" calcext:value-type="float">
            <text:p>40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style-name="ce36" table:formula="of:=SQRT(([.C27]-[.$C$33])^2+([.D27]-[.$D$33])^2)" office:value-type="float" office:value="57.2" calcext:value-type="float">
            <text:p>57.2</text:p>
          </table:table-cell>
          <table:table-cell table:style-name="ce35" table:formula="of:=SQRT(([.C27]-[.$C$34])^2+([.D27]-[.$D$34])^2)"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35" table:formula="of:=SQRT(([.C28]-[.$C$33])^2+([.D28]-[.$D$33])^2)" office:value-type="float" office:value="12.8390030765632" calcext:value-type="float">
            <text:p>12.8390030765632</text:p>
          </table:table-cell>
          <table:table-cell table:style-name="ce36" table:formula="of:=SQRT(([.C28]-[.$C$34])^2+([.D28]-[.$D$34])^2)" office:value-type="float" office:value="74.0067564483136" calcext:value-type="float">
            <text:p>74.0067564483136</text:p>
          </table:table-cell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table:style-name="ce36" table:formula="of:=SQRT(([.C29]-[.$C$33])^2+([.D29]-[.$D$33])^2)" office:value-type="float" office:value="75.2066486422577" calcext:value-type="float">
            <text:p>75.2066486422577</text:p>
          </table:table-cell>
          <table:table-cell table:style-name="ce35" table:formula="of:=SQRT(([.C29]-[.$C$34])^2+([.D29]-[.$D$34])^2)" office:value-type="float" office:value="14.0356688476182" calcext:value-type="float">
            <text:p>14.0356688476182</text:p>
          </table:table-cell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5" table:formula="of:=SQRT(([.C30]-[.$C$33])^2+([.D30]-[.$D$33])^2)" office:value-type="float" office:value="15.9260792412948" calcext:value-type="float">
            <text:p>15.9260792412948</text:p>
          </table:table-cell>
          <table:table-cell table:style-name="ce36" table:formula="of:=SQRT(([.C30]-[.$C$34])^2+([.D30]-[.$D$34])^2)" office:value-type="float" office:value="77.0259696466069" calcext:value-type="float">
            <text:p>77.0259696466069</text:p>
          </table:table-cell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style-name="ce36" table:formula="of:=SQRT(([.C31]-[.$C$33])^2+([.D31]-[.$D$33])^2)" office:value-type="float" office:value="53.2375807113734" calcext:value-type="float">
            <text:p>53.2375807113734</text:p>
          </table:table-cell>
          <table:table-cell table:style-name="ce35" table:formula="of:=SQRT(([.C31]-[.$C$34])^2+([.D31]-[.$D$34])^2)" office:value-type="float" office:value="8.24621125123532" calcext:value-type="float">
            <text:p>8.24621125123532</text:p>
          </table:table-cell>
        </table:table-row>
        <table:table-row table:style-name="ro1">
          <table:covered-table-cell/>
          <table:table-cell table:style-name="ce33" table:number-columns-repeated="3"/>
          <table:table-cell table:number-columns-repeated="2"/>
        </table:table-row>
        <table:table-row table:style-name="ro1">
          <table:covered-table-cell/>
          <table:table-cell table:style-name="ce33" office:value-type="string" calcext:value-type="string">
            <text:p>C1</text:p>
          </table:table-cell>
          <table:table-cell table:style-name="ce33" table:formula="of:=[.C17]" office:value-type="float" office:value="17" calcext:value-type="float">
            <text:p>17</text:p>
          </table:table-cell>
          <table:table-cell table:style-name="ce33" table:formula="of:=[.D17]" office:value-type="float" office:value="18.8" calcext:value-type="float">
            <text:p>18.8</text:p>
          </table:table-cell>
          <table:table-cell table:number-columns-repeated="2"/>
        </table:table-row>
        <table:table-row table:style-name="ro1">
          <table:covered-table-cell/>
          <table:table-cell table:style-name="ce33" office:value-type="string" calcext:value-type="string">
            <text:p>C2</text:p>
          </table:table-cell>
          <table:table-cell table:style-name="ce33" table:formula="of:=[.C18]" office:value-type="float" office:value="17" calcext:value-type="float">
            <text:p>17</text:p>
          </table:table-cell>
          <table:table-cell table:style-name="ce40" table:formula="of:=[.D18]" office:value-type="float" office:value="80" calcext:value-type="float">
            <text:p>80.00</text:p>
          </table:table-cell>
          <table:table-cell table:number-columns-repeated="2"/>
        </table:table-row>
        <table:table-row table:style-name="ro1">
          <table:covered-table-cell/>
          <table:table-cell table:style-name="ce33" table:number-columns-repeated="3"/>
          <table:table-cell table:number-columns-repeated="2"/>
        </table:table-row>
        <table:table-row table:style-name="ro1">
          <table:covered-table-cell/>
          <table:table-cell table:style-name="ce33" office:value-type="string" calcext:value-type="string">
            <text:p>C1 Baru</text:p>
          </table:table-cell>
          <table:table-cell table:style-name="ce33" table:formula="of:=AVERAGE([.C22];[.C24];[.C26];[.C28];[.C30])" office:value-type="float" office:value="17" calcext:value-type="float">
            <text:p>17</text:p>
          </table:table-cell>
          <table:table-cell table:style-name="ce33" table:formula="of:=AVERAGE([.D22];[.D24];[.D26];[.D28];[.D30])" office:value-type="float" office:value="18.8" calcext:value-type="float">
            <text:p>18.8</text:p>
          </table:table-cell>
          <table:table-cell table:number-columns-repeated="2"/>
        </table:table-row>
        <table:table-row table:style-name="ro1">
          <table:covered-table-cell/>
          <table:table-cell table:style-name="ce33" office:value-type="string" calcext:value-type="string">
            <text:p>C2 Baru</text:p>
          </table:table-cell>
          <table:table-cell table:style-name="ce33" table:formula="of:=AVERAGE([.C22];[.C24];[.C26];[.C28];[.C30])" office:value-type="float" office:value="17" calcext:value-type="float">
            <text:p>17</text:p>
          </table:table-cell>
          <table:table-cell table:style-name="ce33" table:formula="of:=AVERAGE([.D23];[.D25];[.D27];[.D29];[.D31])" office:value-type="float" office:value="80" calcext:value-type="float">
            <text:p>80</text:p>
          </table:table-cell>
          <table:table-cell table:number-columns-repeated="2"/>
        </table:table-row>
      </table:table>
      <table:table table:name="Sheet7" table:style-name="ta1">
        <table:table-column table:style-name="co25" table:default-cell-style-name="ce4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2">
          <table:table-cell table:style-name="ce26" office:value-type="string" calcext:value-type="string" table:number-columns-spanned="1" table:number-rows-spanned="21">
            <text:p>ITERASI 1</text:p>
          </table:table-cell>
          <table:table-cell table:style-name="ce28" office:value-type="string" calcext:value-type="string">
            <text:p>No Test</text:p>
          </table:table-cell>
          <table:table-cell table:style-name="ce28" office:value-type="string" calcext:value-type="string">
            <text:p>Bahasa</text:p>
          </table:table-cell>
          <table:table-cell table:style-name="ce28" office:value-type="string" calcext:value-type="string">
            <text:p>Matematika</text:p>
          </table:table-cell>
          <table:table-cell table:style-name="ce28" office:value-type="string" calcext:value-type="string">
            <text:p>Logika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2">
          <table:covered-table-cell/>
          <table:table-cell table:style-name="ce29" office:value-type="float" office:value="1101" calcext:value-type="float">
            <text:p>110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45" calcext:value-type="float">
            <text:p>45</text:p>
          </table:table-cell>
          <table:table-cell table:formula="of:=SQRT(([.C3]-[.$C$14])^2+([.E3]-[.$E$14])^2)" office:value-type="float" office:value="58.5234995535981" calcext:value-type="float">
            <text:p>58.5234995535981</text:p>
          </table:table-cell>
          <table:table-cell table:formula="of:=SQRT(([.$D3]-[.$C$15])^2+([.$E3]-[.$E$15])^2)" office:value-type="float" office:value="78.9240140895026" calcext:value-type="float">
            <text:p>78.9240140895026</text:p>
          </table:table-cell>
          <table:table-cell table:formula="of:=SQRT(([.$D3]-[.$C$16])^2+([.$E3]-[.$E$16])^2)" office:value-type="float" office:value="30.4795013082563" calcext:value-type="float">
            <text:p>30.4795013082563</text:p>
          </table:table-cell>
          <table:table-cell table:formula="of:=SQRT(([.$D3]-[.$C$17])^2+([.$E3]-[.$E$17])^2)" office:value-type="float" office:value="37.8021163428716" calcext:value-type="float">
            <text:p>37.8021163428716</text:p>
          </table:table-cell>
        </table:table-row>
        <table:table-row table:style-name="ro2">
          <table:covered-table-cell/>
          <table:table-cell table:style-name="ce29" office:value-type="float" office:value="1102" calcext:value-type="float">
            <text:p>110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98" calcext:value-type="float">
            <text:p>98</text:p>
          </table:table-cell>
          <table:table-cell table:formula="of:=SQRT(([.C4]-[.$C$14])^2+([.E4]-[.$E$14])^2)" office:value-type="float" office:value="73.1710325197069" calcext:value-type="float">
            <text:p>73.1710325197069</text:p>
          </table:table-cell>
          <table:table-cell table:formula="of:=SQRT(([.$D4]-[.$C$15])^2+([.$E4]-[.$E$15])^2)" office:value-type="float" office:value="46.1410879802373" calcext:value-type="float">
            <text:p>46.1410879802373</text:p>
          </table:table-cell>
          <table:table-cell table:number-columns-repeated="2"/>
        </table:table-row>
        <table:table-row table:style-name="ro2">
          <table:covered-table-cell/>
          <table:table-cell table:style-name="ce29" office:value-type="float" office:value="1103" calcext:value-type="float">
            <text:p>1103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6" calcext:value-type="float">
            <text:p>16</text:p>
          </table:table-cell>
          <table:table-cell table:formula="of:=SQRT(([.C5]-[.$C$14])^2+([.E5]-[.$E$14])^2)" office:value-type="float" office:value="9.21954445729289" calcext:value-type="float">
            <text:p>9.21954445729289</text:p>
          </table:table-cell>
          <table:table-cell table:formula="of:=SQRT(([.$D5]-[.$C$15])^2+([.$E5]-[.$E$15])^2)" office:value-type="float" office:value="60.4152298679729" calcext:value-type="float">
            <text:p>60.4152298679729</text:p>
          </table:table-cell>
          <table:table-cell table:number-columns-repeated="2"/>
        </table:table-row>
        <table:table-row table:style-name="ro2">
          <table:covered-table-cell/>
          <table:table-cell table:style-name="ce29" office:value-type="float" office:value="1104" calcext:value-type="float">
            <text:p>1104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7" calcext:value-type="float">
            <text:p>97</text:p>
          </table:table-cell>
          <table:table-cell table:formula="of:=SQRT(([.C6]-[.$C$14])^2+([.E6]-[.$E$14])^2)" office:value-type="float" office:value="84.9058301885095" calcext:value-type="float">
            <text:p>84.9058301885095</text:p>
          </table:table-cell>
          <table:table-cell table:formula="of:=SQRT(([.$D6]-[.$C$15])^2+([.$E6]-[.$E$15])^2)" office:value-type="float" office:value="77.2010362624751" calcext:value-type="float">
            <text:p>77.2010362624751</text:p>
          </table:table-cell>
          <table:table-cell table:number-columns-repeated="2"/>
        </table:table-row>
        <table:table-row table:style-name="ro2">
          <table:covered-table-cell/>
          <table:table-cell table:style-name="ce29" office:value-type="float" office:value="1105" calcext:value-type="float">
            <text:p>110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3" calcext:value-type="float">
            <text:p>93</text:p>
          </table:table-cell>
          <table:table-cell table:formula="of:=SQRT(([.C7]-[.$C$14])^2+([.E7]-[.$E$14])^2)" office:value-type="float" office:value="95.4620343382645" calcext:value-type="float">
            <text:p>95.4620343382645</text:p>
          </table:table-cell>
          <table:table-cell table:formula="of:=SQRT(([.$D7]-[.$C$15])^2+([.$E7]-[.$E$15])^2)" office:value-type="float" office:value="76.1577310586391" calcext:value-type="float">
            <text:p>76.1577310586391</text:p>
          </table:table-cell>
          <table:table-cell table:number-columns-repeated="2"/>
        </table:table-row>
        <table:table-row table:style-name="ro2">
          <table:covered-table-cell/>
          <table:table-cell table:style-name="ce29" office:value-type="float" office:value="1106" calcext:value-type="float">
            <text:p>110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88" calcext:value-type="float">
            <text:p>88</text:p>
          </table:table-cell>
          <table:table-cell table:formula="of:=SQRT(([.C8]-[.$C$14])^2+([.E8]-[.$E$14])^2)" office:value-type="float" office:value="66.407830863536" calcext:value-type="float">
            <text:p>66.407830863536</text:p>
          </table:table-cell>
          <table:table-cell table:formula="of:=SQRT(([.$D8]-[.$C$15])^2+([.$E8]-[.$E$15])^2)" office:value-type="float" office:value="23.8537208837531" calcext:value-type="float">
            <text:p>23.8537208837531</text:p>
          </table:table-cell>
          <table:table-cell table:number-columns-repeated="2"/>
        </table:table-row>
        <table:table-row table:style-name="ro2">
          <table:covered-table-cell/>
          <table:table-cell table:style-name="ce29" office:value-type="float" office:value="1107" calcext:value-type="float">
            <text:p>110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92" calcext:value-type="float">
            <text:p>92</text:p>
          </table:table-cell>
          <table:table-cell table:formula="of:=SQRT(([.C9]-[.$C$14])^2+([.E9]-[.$E$14])^2)" office:value-type="float" office:value="74.2495791233863" calcext:value-type="float">
            <text:p>74.2495791233863</text:p>
          </table:table-cell>
          <table:table-cell table:formula="of:=SQRT(([.$D9]-[.$C$15])^2+([.$E9]-[.$E$15])^2)" office:value-type="float" office:value="22.0227155455452" calcext:value-type="float">
            <text:p>22.0227155455452</text:p>
          </table:table-cell>
          <table:table-cell table:number-columns-repeated="2"/>
        </table:table-row>
        <table:table-row table:style-name="ro2">
          <table:covered-table-cell/>
          <table:table-cell table:style-name="ce29" office:value-type="float" office:value="1108" calcext:value-type="float">
            <text:p>110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45" calcext:value-type="float">
            <text:p>45</text:p>
          </table:table-cell>
          <table:table-cell table:formula="of:=SQRT(([.C10]-[.$C$14])^2+([.E10]-[.$E$14])^2)" office:value-type="float" office:value="68.9637585982667" calcext:value-type="float">
            <text:p>68.9637585982667</text:p>
          </table:table-cell>
          <table:table-cell table:formula="of:=SQRT(([.$D10]-[.$C$15])^2+([.$E10]-[.$E$15])^2)" office:value-type="float" office:value="31.04834939252" calcext:value-type="float">
            <text:p>31.04834939252</text:p>
          </table:table-cell>
          <table:table-cell table:number-columns-repeated="2"/>
        </table:table-row>
        <table:table-row table:style-name="ro2">
          <table:covered-table-cell/>
          <table:table-cell table:style-name="ce29" office:value-type="float" office:value="1109" calcext:value-type="float">
            <text:p>1109</text:p>
          </table:table-cell>
          <table:table-cell table:number-columns-repeated="2" table:style-name="ce29" office:value-type="float" office:value="58" calcext:value-type="float">
            <text:p>58</text:p>
          </table:table-cell>
          <table:table-cell table:style-name="ce29" office:value-type="float" office:value="91" calcext:value-type="float">
            <text:p>91</text:p>
          </table:table-cell>
          <table:table-cell table:formula="of:=SQRT(([.C11]-[.$C$14])^2+([.E11]-[.$E$14])^2)" office:value-type="float" office:value="73.7902432574931" calcext:value-type="float">
            <text:p>73.7902432574931</text:p>
          </table:table-cell>
          <table:table-cell table:formula="of:=SQRT(([.$D11]-[.$C$15])^2+([.$E11]-[.$E$15])^2)" office:value-type="float" office:value="36.6742416417845" calcext:value-type="float">
            <text:p>36.6742416417845</text:p>
          </table:table-cell>
          <table:table-cell table:number-columns-repeated="2"/>
        </table:table-row>
        <table:table-row table:style-name="ro2">
          <table:covered-table-cell/>
          <table:table-cell table:style-name="ce29" office:value-type="float" office:value="1110" calcext:value-type="float">
            <text:p>11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94" calcext:value-type="float">
            <text:p>94</text:p>
          </table:table-cell>
          <table:table-cell table:formula="of:=SQRT(([.C12]-[.$C$14])^2+([.E12]-[.$E$14])^2)" office:value-type="float" office:value="70.6116137756389" calcext:value-type="float">
            <text:p>70.6116137756389</text:p>
          </table:table-cell>
          <table:table-cell table:formula="of:=SQRT(([.$D12]-[.$C$15])^2+([.$E12]-[.$E$15])^2)" office:value-type="float" office:value="37.2155881318568" calcext:value-type="float">
            <text:p>37.2155881318568</text:p>
          </table:table-cell>
          <table:table-cell table:number-columns-repeated="2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C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covered-table-cell table:style-name="Default"/>
          <table:table-cell table:number-columns-repeated="8"/>
        </table:table-row>
        <table:table-row table:style-name="ro1">
          <table:covered-table-cell table:style-name="Default"/>
          <table:table-cell office:value-type="string" calcext:value-type="string">
            <text:p>C1 BARU</text:p>
          </table:table-cell>
          <table:table-cell table:number-columns-repeated="7"/>
        </table:table-row>
        <table:table-row table:style-name="ro1">
          <table:covered-table-cell table:style-name="Default"/>
          <table:table-cell office:value-type="string" calcext:value-type="string">
            <text:p>C2 BARU</text:p>
          </table:table-cell>
          <table:table-cell table:number-columns-repeated="7"/>
        </table:table-row>
        <table:table-row table:style-name="ro1">
          <table:covered-table-cell table:style-name="Default"/>
          <table:table-cell office:value-type="string" calcext:value-type="string">
            <text:p>C3 BARU</text:p>
          </table:table-cell>
          <table:table-cell table:number-columns-repeated="7"/>
        </table:table-row>
        <table:table-row table:style-name="ro1">
          <table:covered-table-cell table:style-name="Default"/>
          <table:table-cell office:value-type="string" calcext:value-type="string">
            <text:p>C4 BARU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Bookman Old Style" svg:font-family="'Bookman Old Style', 'Bookman Old Sty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9:24:21.8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1T09:14:26.010655143</meta:creation-date>
    <dc:date>2020-10-26T19:29:48.285000000</dc:date>
    <meta:editing-duration>PT6H37M59S</meta:editing-duration>
    <meta:editing-cycles>6</meta:editing-cycles>
    <meta:generator>LibreOffice/6.4.6.2$Windows_X86_64 LibreOffice_project/0ce51a4fd21bff07a5c061082cc82c5ed232f115</meta:generator>
    <meta:document-statistic meta:table-count="7" meta:cell-count="667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05cm" svg:height="7.427cm" xlink:href=".." xlink:type="simple" chart:class="chart:scatter" chart:style-name="ch1">
        <chart:title svg:x="5.527cm" svg:y="0.284cm" chart:style-name="ch2">
          <text:p>K MEANS</text:p>
        </chart:title>
        <chart:subtitle svg:x="5.249cm" svg:y="1.211cm" chart:style-name="ch3">
          <text:p>CLUSTERING</text:p>
        </chart:subtitle>
        <chart:legend chart:legend-position="end" svg:x="10.942cm" svg:y="3.414cm" style:legend-expansion="high" chart:style-name="ch4"/>
        <chart:plot-area chart:style-name="ch5" table:cell-range-address="Sheet1.C2:Sheet1.D9" svg:x="1.275cm" svg:y="2.042cm" svg:width="9.403cm" svg:height="4.256cm">
          <chartooo:coordinate-region svg:x="1.711cm" svg:y="2.241cm" svg:width="8.873cm" svg:height="3.41cm"/>
          <chart:axis chart:dimension="x" chart:name="primary-x" chart:style-name="ch6">
            <chart:title svg:x="5.813cm" svg:y="6.446cm" chart:style-name="ch7">
              <text:p>X</text:p>
            </chart:title>
            <chart:grid chart:style-name="ch8" chart:class="major"/>
          </chart:axis>
          <chart:axis chart:dimension="y" chart:name="primary-y" chart:style-name="ch6">
            <chart:title svg:x="0.451cm" svg:y="4.333cm" chart:style-name="ch9">
              <text:p>Y</text:p>
            </chart:title>
            <chart:grid chart:style-name="ch8" chart:class="major"/>
          </chart:axis>
          <chart:series chart:style-name="ch10" chart:values-cell-range-address="Sheet1.D2:Sheet1.D9" chart:class="chart:scatter">
            <chart:domain table:cell-range-address="Sheet1.C2:Sheet1.C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9</svg:desc>
                </draw:g>
              </table:table-cell>
              <table:table-cell office:value-type="float" office:value="NaN">
                <text:p>NaN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72cm" svg:height="7.747cm" xlink:href=".." xlink:type="simple" chart:class="chart:scatter" chart:style-name="ch1">
        <chart:title svg:x="5.863cm" svg:y="0.29cm" chart:style-name="ch2">
          <text:p>PERMEN</text:p>
        </chart:title>
        <chart:legend chart:legend-position="end" svg:x="11.509cm" svg:y="3.574cm" style:legend-expansion="high" chart:style-name="ch3"/>
        <chart:plot-area chart:style-name="ch4" table:cell-range-address="PERMEN.C2:PERMEN.D7" svg:x="1.286cm" svg:y="1.223cm" svg:width="9.948cm" svg:height="5.389cm">
          <chartooo:coordinate-region svg:x="1.907cm" svg:y="1.422cm" svg:width="9.141cm" svg:height="4.543cm"/>
          <chart:axis chart:dimension="x" chart:name="primary-x" chart:style-name="ch5">
            <chart:title svg:x="5.383cm" svg:y="6.766cm" chart:style-name="ch6">
              <text:p>X (HARGA)</text:p>
            </chart:title>
            <chart:grid chart:style-name="ch7" chart:class="major"/>
          </chart:axis>
          <chart:axis chart:dimension="y" chart:name="primary-y" chart:style-name="ch5">
            <chart:title svg:x="0.451cm" svg:y="4.98cm" chart:style-name="ch8">
              <text:p>Y(QUANTITY)</text:p>
            </chart:title>
            <chart:grid chart:style-name="ch7" chart:class="major"/>
          </chart:axis>
          <chart:series chart:style-name="ch9" chart:values-cell-range-address="PERMEN.D2:PERMEN.D7" chart:class="chart:scatter">
            <chart:domain table:cell-range-address="PERMEN.C2:PERMEN.C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ERMEN.C2:PERMEN.C7</svg:desc>
                </draw:g>
              </table:table-cell>
              <table:table-cell office:value-type="float" office:value="NaN">
                <text:p>NaN</text:p>
                <draw:g>
                  <svg:desc>PERMEN.D2:PERMEN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cm" svg:height="10.136cm" xlink:href=".." xlink:type="simple" chart:class="chart:scatter" chart:style-name="ch1">
        <chart:title svg:x="8.027cm" svg:y="0.338cm" chart:style-name="ch2">
          <text:p>Minuman</text:p>
        </chart:title>
        <chart:legend chart:legend-position="end" svg:x="15.757cm" svg:y="4.769cm" style:legend-expansion="high" chart:style-name="ch3"/>
        <chart:plot-area chart:style-name="ch4" table:cell-range-address="Snack.C2:Snack.D7" svg:x="1.371cm" svg:y="1.319cm" svg:width="14.026cm" svg:height="7.634cm">
          <chartooo:coordinate-region svg:x="1.992cm" svg:y="1.518cm" svg:width="13.124cm" svg:height="6.788cm"/>
          <chart:axis chart:dimension="x" chart:name="primary-x" chart:style-name="ch5">
            <chart:title svg:x="7.626cm" svg:y="9.155cm" chart:style-name="ch6">
              <text:p>X (Harga)</text:p>
            </chart:title>
            <chart:grid chart:style-name="ch7" chart:class="major"/>
          </chart:axis>
          <chart:axis chart:dimension="y" chart:name="primary-y" chart:style-name="ch5">
            <chart:title svg:x="0.451cm" svg:y="5.683cm" chart:style-name="ch8">
              <text:p>Y (Qty)</text:p>
            </chart:title>
            <chart:grid chart:style-name="ch7" chart:class="major"/>
          </chart:axis>
          <chart:series chart:style-name="ch9" chart:values-cell-range-address="Snack.D2:Snack.D7" chart:class="chart:scatter">
            <chart:domain table:cell-range-address="Snack.C2:Snack.C7"/>
            <chart:data-point chart:repeated="3"/>
            <chart:data-point chart:style-name="ch10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nack.C2:Snack.C7</svg:desc>
                </draw:g>
              </table:table-cell>
              <table:table-cell office:value-type="float" office:value="NaN">
                <text:p>NaN</text:p>
                <draw:g>
                  <svg:desc>Snack.D2:Snack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